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alibri2" svg:font-family="Calibri"/>
    <style:font-face style:name="Calibri Light" svg:font-family="'Calibri Light'"/>
    <style:font-face style:name="Courier New" svg:font-family="'Courier New'"/>
    <style:font-face style:name="Calibri1" svg:font-family="Calibri" style:font-pitch="variable"/>
    <style:font-face style:name="Arial" svg:font-family="Arial" style:font-family-generic="roman" style:font-pitch="variable"/>
    <style:font-face style:name="Calibri" svg:font-family="Calibri" style:font-family-generic="roman" style:font-pitch="variable"/>
    <style:font-face style:name="Calibri Light1"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Calibri Light2" svg:font-family="'Calibri Ligh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20">
      <style:paragraph-properties fo:text-align="justify" style:justify-single-word="false"/>
    </style:style>
    <style:style style:name="P2" style:family="paragraph" style:parent-style-name="List_20_Paragraph" style:list-style-name="WWNum31">
      <style:paragraph-properties fo:text-align="justify" style:justify-single-word="false"/>
    </style:style>
    <style:style style:name="P3" style:family="paragraph" style:parent-style-name="List_20_Paragraph">
      <style:paragraph-properties fo:text-align="justify" style:justify-single-word="false"/>
      <style:text-properties style:font-name="Calibri Light1" fo:font-size="12pt" fo:font-style="italic" style:font-size-asian="12pt" style:font-style-asian="italic" style:font-name-complex="Calibri Light2" style:font-size-complex="12pt" style:font-style-complex="italic"/>
    </style:style>
    <style:style style:name="P4" style:family="paragraph" style:parent-style-name="List_20_Paragraph">
      <style:paragraph-properties fo:text-align="justify" style:justify-single-word="false"/>
      <style:text-properties style:font-name="Calibri Light1" fo:font-size="12pt" style:font-size-asian="12pt" style:font-name-complex="Calibri Light2" style:font-size-complex="12pt"/>
    </style:style>
    <style:style style:name="P5" style:family="paragraph" style:parent-style-name="List_20_Paragraph" style:list-style-name="WWNum6">
      <style:paragraph-properties fo:margin-top="0.212cm" fo:margin-bottom="0cm" style:contextual-spacing="true" fo:line-height="100%" fo:text-align="justify" style:justify-single-word="false" fo:orphans="0" fo:widows="0">
        <style:tab-stops>
          <style:tab-stop style:position="2.54cm"/>
        </style:tab-stops>
      </style:paragraph-properties>
    </style:style>
    <style:style style:name="P6" style:family="paragraph" style:parent-style-name="List_20_Paragraph" style:list-style-name="WWNum5">
      <style:paragraph-properties fo:margin-top="0.212cm" fo:margin-bottom="0cm" style:contextual-spacing="true" fo:line-height="100%" fo:text-align="justify" style:justify-single-word="false" fo:orphans="0" fo:widows="0">
        <style:tab-stops>
          <style:tab-stop style:position="2.54cm"/>
        </style:tab-stops>
      </style:paragraph-properties>
    </style:style>
    <style:style style:name="P7" style:family="paragraph" style:parent-style-name="List_20_Paragraph" style:list-style-name="WWNum29">
      <style:paragraph-properties fo:margin-top="0cm" fo:margin-bottom="0cm" style:contextual-spacing="true" fo:text-align="justify" style:justify-single-word="false"/>
    </style:style>
    <style:style style:name="P8" style:family="paragraph" style:parent-style-name="List_20_Paragraph" style:list-style-name="WWNum29">
      <style:paragraph-properties fo:margin-top="0cm" fo:margin-bottom="0.423cm" style:contextual-spacing="true" fo:text-align="justify" style:justify-single-word="false"/>
    </style:style>
    <style:style style:name="P9" style:family="paragraph" style:parent-style-name="List_20_Paragraph">
      <style:paragraph-properties fo:margin-top="0cm" fo:margin-bottom="0.423cm" style:contextual-spacing="true" fo:text-align="justify" style:justify-single-word="false"/>
      <style:text-properties style:font-name="Calibri Light1" fo:font-size="12pt" style:font-size-asian="12pt" style:font-name-complex="Calibri Light2" style:font-size-complex="12pt"/>
    </style:style>
    <style:style style:name="P10" style:family="paragraph" style:parent-style-name="List_20_Paragraph">
      <style:paragraph-properties fo:margin-left="1.905cm" fo:margin-right="0cm" fo:text-align="justify" style:justify-single-word="false" fo:text-indent="0cm" style:auto-text-indent="false"/>
      <style:text-properties style:font-name="Calibri Light1" fo:font-size="12pt" style:font-size-asian="12pt" style:font-name-complex="Calibri Light2" style:font-size-complex="12pt"/>
    </style:style>
    <style:style style:name="P11" style:family="paragraph" style:parent-style-name="Standard">
      <style:paragraph-properties fo:text-align="justify" style:justify-single-word="false"/>
    </style:style>
    <style:style style:name="P12" style:family="paragraph" style:parent-style-name="Standard">
      <style:text-properties style:font-name="Calibri Light1" fo:font-size="1pt" fo:font-weight="bold" style:font-name-asian="Times New Roman1" style:font-size-asian="1pt" style:language-asian="zh" style:country-asian="CN" style:font-weight-asian="bold" style:font-name-complex="Calibri Light2" style:font-size-complex="1pt"/>
    </style:style>
    <style:style style:name="P13" style:family="paragraph" style:parent-style-name="Standard">
      <style:paragraph-properties fo:text-align="justify" style:justify-single-word="false" style:border-line-width-bottom="0.026cm 0.026cm 0.026cm" fo:padding-left="0cm" fo:padding-right="0cm" fo:padding-top="0cm" fo:padding-bottom="0.035cm" fo:border-left="none" fo:border-right="none" fo:border-top="none" fo:border-bottom="2.24pt double #000000"/>
    </style:style>
    <style:style style:name="P14" style:family="paragraph" style:parent-style-name="Standard">
      <style:paragraph-properties fo:margin-top="0.212cm" fo:margin-bottom="0cm" style:contextual-spacing="false" fo:line-height="100%" fo:text-align="justify" style:justify-single-word="false" fo:orphans="0" fo:widows="0">
        <style:tab-stops>
          <style:tab-stop style:position="2.54cm"/>
        </style:tab-stops>
      </style:paragraph-properties>
    </style:style>
    <style:style style:name="P15" style:family="paragraph" style:parent-style-name="Standard">
      <style:paragraph-properties fo:margin-top="0.212cm" fo:margin-bottom="0cm" style:contextual-spacing="false" fo:line-height="100%" fo:text-align="justify" style:justify-single-word="false" fo:orphans="0" fo:widows="0" style:border-line-width-bottom="0.026cm 0.026cm 0.026cm" fo:padding-left="0cm" fo:padding-right="0cm" fo:padding-top="0cm" fo:padding-bottom="0.035cm" fo:border-left="none" fo:border-right="none" fo:border-top="none" fo:border-bottom="2.24pt double #000000">
        <style:tab-stops>
          <style:tab-stop style:position="2.54cm"/>
        </style:tab-stops>
      </style:paragraph-properties>
      <style:text-properties fo:font-size="5pt" fo:font-weight="bold" style:font-size-asian="5pt" style:language-asian="es" style:country-asian="ES" style:font-weight-asian="bold" style:font-name-complex="Tahoma1" style:font-size-complex="5pt" style:font-weight-complex="bold"/>
    </style:style>
    <style:style style:name="P16" style:family="paragraph" style:parent-style-name="Standard">
      <style:paragraph-properties fo:margin-left="1.249cm" fo:margin-right="0cm" fo:text-align="justify" style:justify-single-word="false" fo:text-indent="0cm" style:auto-text-indent="false"/>
    </style:style>
    <style:style style:name="P17" style:family="paragraph" style:parent-style-name="apartat1" style:list-style-name="" style:master-page-name="Standard">
      <style:paragraph-properties fo:margin-left="0.6cm" fo:margin-right="0cm" fo:text-align="justify" style:justify-single-word="false" fo:text-indent="-0.6cm" style:auto-text-indent="false" style:page-number="auto"/>
    </style:style>
    <style:style style:name="P18" style:family="paragraph">
      <loext:graphic-properties draw:fill="solid" draw:fill-color="#ffffff" draw:opacity="0%"/>
      <style:paragraph-properties fo:text-align="start"/>
      <style:text-properties fo:font-size="11pt"/>
    </style:style>
    <style:style style:name="P19" style:family="paragraph">
      <style:paragraph-properties fo:margin-top="0cm" fo:margin-bottom="0cm" fo:line-height="100%" fo:text-align="end"/>
      <style:text-properties fo:font-size="11pt"/>
    </style:style>
    <style:style style:name="P20" style:family="paragraph">
      <loext:graphic-properties draw:fill="none"/>
      <style:paragraph-properties fo:margin-top="0cm" fo:margin-bottom="0cm" fo:line-height="100%" fo:text-align="end"/>
      <style:text-properties fo:font-size="11pt"/>
    </style:style>
    <style:style style:name="T1" style:family="text">
      <style:text-properties fo:font-size="14pt" fo:language="ca" fo:country="ES" style:font-size-asian="14pt" style:font-size-complex="14pt"/>
    </style:style>
    <style:style style:name="T2" style:family="text">
      <style:text-properties fo:color="#4f81bd" loext:opacity="100%" fo:font-size="14pt" fo:font-weight="bold" style:font-size-asian="14pt" style:font-weight-asian="bold" style:font-size-complex="14pt"/>
    </style:style>
    <style:style style:name="T3" style:family="text">
      <style:text-properties fo:font-size="12pt" style:text-underline-style="solid" style:text-underline-width="auto" style:text-underline-color="font-color" fo:font-weight="bold" style:font-size-asian="12pt" style:language-asian="es" style:country-asian="ES" style:font-weight-asian="bold" style:font-name-complex="Tahoma1" style:font-size-complex="12pt" style:font-weight-complex="bold"/>
    </style:style>
    <style:style style:name="T4" style:family="text">
      <style:text-properties fo:font-size="12pt" fo:font-weight="bold" style:font-size-asian="12pt" style:language-asian="es" style:country-asian="ES" style:font-weight-asian="bold" style:font-name-complex="Tahoma1" style:font-size-complex="12pt" style:font-weight-complex="bold"/>
    </style:style>
    <style:style style:name="T5" style:family="text">
      <style:text-properties fo:font-size="12pt" fo:font-style="italic" fo:font-weight="bold" style:font-size-asian="12pt" style:language-asian="es" style:country-asian="ES" style:font-style-asian="italic" style:font-weight-asian="bold" style:font-name-complex="Tahoma1" style:font-size-complex="12pt" style:font-style-complex="italic" style:font-weight-complex="bold"/>
    </style:style>
    <style:style style:name="T6" style:family="text">
      <style:text-properties style:font-name="Calibri Light1" fo:font-size="12pt" style:font-size-asian="12pt" style:font-name-complex="Calibri Light2" style:font-size-complex="12pt"/>
    </style:style>
    <style:style style:name="T7" style:family="text">
      <style:text-properties style:font-name="Calibri Light1" fo:font-size="12pt" style:font-size-asian="12pt" style:font-name-complex="Calibri Light2" style:font-size-complex="12pt" fo:background-color="#c0c0c0"/>
    </style:style>
    <style:style style:name="T8" style:family="text">
      <style:text-properties style:font-name="Calibri Light1" fo:font-size="12pt" fo:font-style="italic" style:font-size-asian="12pt" style:font-style-asian="italic" style:font-name-complex="Calibri Light2" style:font-size-complex="12pt" style:font-style-complex="italic"/>
    </style:style>
    <style:style style:name="T9" style:family="text">
      <style:text-properties style:font-name="Calibri Light1" fo:font-size="12pt" fo:font-style="italic" style:font-size-asian="12pt" style:font-style-asian="italic" style:font-name-complex="Calibri Light2" style:font-size-complex="12pt"/>
    </style:style>
    <style:style style:name="T10" style:family="text">
      <style:text-properties fo:text-transform="uppercase" fo:color="#5b9bd5" loext:opacity="100%" style:text-line-through-style="none" style:text-line-through-type="none" style:text-position="0% 100%" style:font-name="Calibri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1" style:family="text">
      <style:text-properties fo:text-transform="uppercase" fo:color="#808080" loext:opacity="100%" style:text-line-through-style="none" style:text-line-through-type="none" style:text-position="0% 100%" style:font-name="Calibri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2" style:family="text">
      <style:text-properties fo:font-variant="normal" fo:text-transform="none" fo:color="#808080" loext:opacity="100%" style:text-line-through-style="none" style:text-line-through-type="none" style:text-position="0% 100%" style:font-name="Calibri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fo:margin-left="0cm" fo:margin-right="0cm" fo:margin-top="0cm" fo:margin-bottom="0cm" style:run-through="background" style:wrap="run-through" style:number-wrapped-paragraphs="no-limit" style:vertical-pos="middle" loext:vertical-rel="page-content-bottom" style:horizontal-pos="right" style:horizontal-rel="page" draw:wrap-influence-on-position="once-concurrent" loext:allow-overlap="true" style:flow-with-text="false"/>
    </style:style>
    <style:style style:name="gr2" style:family="graphic">
      <style:graphic-properties draw:stroke="none" svg:stroke-width="0.035cm" draw:stroke-linejoin="miter" svg:stroke-linecap="butt" draw:fill="solid" draw:fill-color="#ffffff" draw:opacity="0%" draw:textarea-vertical-align="middle" draw:auto-grow-height="false" draw:fit-to-size="false" style:shrink-to-fit="false" fo:min-height="0.51cm" fo:min-width="16.004cm" fo:padding-top="0.127cm" fo:padding-bottom="0.127cm" fo:padding-left="0.254cm" fo:padding-right="0.254cm" fo:wrap-option="wrap" style:run-through="background"/>
      <style:paragraph-properties style:writing-mode="lr-tb"/>
    </style:style>
    <style:style style:name="gr3" style:family="graphic">
      <style:graphic-properties draw:stroke="none" svg:stroke-width="0.018cm" draw:fill="none" draw:textarea-vertical-align="top" draw:auto-grow-height="true" draw:fit-to-size="false" style:shrink-to-fit="false" fo:min-height="0cm" fo:min-width="0cm" fo:padding-top="0.127cm" fo:padding-bottom="0.127cm" fo:padding-left="0cm" fo:padding-right="0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NF1 – EL SERVEI web || uf2: WEB I FTP</text:span></text:p>
      <text:p text:style-name="P13"><text:span text:style-name="T2">PROJECTE 1 – ETAPA 2 – CONFIGURACIÓ BÀSICA d’IIS i AMPLIADA d’APACHE <text:s/></text:span></text:p>
      <text:p text:style-name="P11"><text:span text:style-name="T3">NOM DE L’ALUMNE/s: </text:span></text:p>
      <text:p text:style-name="P14"><text:span text:style-name="T3">OBJECTIU</text:span></text:p>
      <text:list xml:id="list2412892085" text:style-name="WWNum6">
        <text:list-item>
          <text:p text:style-name="P5"><text:span text:style-name="T4">Configuració bàsica del servei web amb IIS a Windows Server 2022 i ampliació de les configuracions d’Apache sota Ubuntu 22 aplicades a l’anterior etapa. <text:s/></text:span></text:p>
        </text:list-item>
      </text:list>
      <text:p text:style-name="P14"><text:span text:style-name="T3">INSTRUCCIONS</text:span></text:p>
      <text:list xml:id="list2568458001" text:style-name="WWNum5">
        <text:list-item>
          <text:p text:style-name="P6"><text:span text:style-name="T4">Aquesta etapa té un valor del 25% sobre la nota final del projecte.</text:span></text:p>
        </text:list-item>
        <text:list-item>
          <text:p text:style-name="P6"><text:span text:style-name="T4">A nivell de MV de Windows, s’apliquen les mateixes directrius que a les instruccions de l’etapa 1. </text:span></text:p>
        </text:list-item>
        <text:list-item>
          <text:p text:style-name="P6"><text:span text:style-name="T4">A nivell de Linux, cal continuar utilitzant el que hem preparat a l’etapa anterior del projecte. </text:span></text:p>
        </text:list-item>
        <text:list-item>
          <text:p text:style-name="P6"><text:span text:style-name="T4">De totes maneres, us aconsello fer un </text:span><text:span text:style-name="T5">snapshot</text:span><text:span text:style-name="T4"> com a punt de partida de l’etapa. </text:span></text:p>
        </text:list-item>
        <text:list-item>
          <text:p text:style-name="P6"><text:span text:style-name="T4">Per defecte, cal que justifiqueu les respostes amb captures de pantalla. </text:span></text:p>
        </text:list-item>
        <text:list-item>
          <text:p text:style-name="P6"><text:span text:style-name="T4">Si a la captura no hi ha cap valor que la identifiqui de forma única, cal que es vegi el fons d’escriptori, </text:span><text:span text:style-name="T5">notepad</text:span><text:span text:style-name="T4"> o eines similars amb el vostre nomcognom! </text:span></text:p>
        </text:list-item>
        <text:list-item>
          <text:p text:style-name="P6"><text:span text:style-name="T4">Totes les captures que mostrin les comandes han d’incloure, a part del resultat, la comanda i/o els paràmetres, per tal de veure com la feu. </text:span></text:p>
        </text:list-item>
      </text:list>
      <text:p text:style-name="P15"/>
      <text:p text:style-name="P12"/>
      <text:p text:style-name="P11"><text:span text:style-name="T6">En aquesta segona etapa del projecte prepararem i configurarem el sistema base amb IIS ara que ja ho hem vist amb Apache i així veure’n les similituds. Per altra banda, aprofundirem més en les configuracions avançades d’Apache. </text:span></text:p>
      <text:p text:style-name="P11"><text:span text:style-name="T6">Primer de tot doncs, i utilitzant el Windows Server, utilitzarem IIS com a servidor web, i on tenim l’exercici 4 com a referència per tenir el sistema preparat. </text:span></text:p>
      <text:p text:style-name="P11"><text:span text:style-name="T6">Caldrà que genereu 1 nou </text:span><text:span text:style-name="T8">site,</text:span><text:span text:style-name="T6"> que es correspondrà amb les vostres inicials que utilitzeu al mòdul i .edu, per tant, en el meu cas, dbt.edu. També s’hi ha de poder accedir per </text:span><text:a xlink:type="simple" xlink:href="http://www.XXX.edu" text:style-name="Internet_20_link" text:visited-style-name="Visited_20_Internet_20_Link"><text:span text:style-name="Internet_20_link"><text:span text:style-name="T6">www.XXX.edu</text:span></text:span></text:a><text:span text:style-name="T6">, on XXX son les vostres inicials. </text:span></text:p>
      <text:p text:style-name="P11"><text:span text:style-name="T6">La ruta dels fitxers web haurà de ser a c:\inetpub\wwwroot\XXX, i caldrà que el primer fitxer que s’obri sigui un fitxer que es digui nom.htm, on nom és el vostre nom. En el meu cas doncs, david.htm. El fitxer simplement haurà de dir ‘Hola’. </text:span></text:p>
      <text:p text:style-name="P11"><text:span text:style-name="T6">Finalment, s’ha de fer un directori virtual per tal que quan es posi </text:span><text:a xlink:type="simple" xlink:href="http://XXX.edu/asix/" text:style-name="Internet_20_link" text:visited-style-name="Visited_20_Internet_20_Link"><text:span text:style-name="Internet_20_link"><text:span text:style-name="T6">http://XXX.edu/asix/</text:span></text:span></text:a><text:span text:style-name="T6"> s’obri el contingut del fitxer default.htm de la carpeta c:\Inetpub\wwwroot\asix, i que haurà de dir ‘soc dins ASIX’. </text:span></text:p>
      <text:p text:style-name="P11"><text:soft-page-break/><text:span text:style-name="T6">Un cop fet, caldrà fer les diferents comprovacions, tant a nivell de composició de directives dins els respectius fitxers, com de configuració i funcionament d’IIS i captures que ho demostrin. </text:span></text:p>
      <text:list xml:id="list2054084291" text:style-name="WWNum20">
        <text:list-item>
          <text:p text:style-name="P1"><text:span text:style-name="T6">Primer de tot, adjunteu una captura des de la opció de ‘Configuració avançada’ del </text:span><text:span text:style-name="T9">site. </text:span><text:span text:style-name="T8">1 punt.</text:span><text:span text:style-name="T6"> </text:span></text:p>
        </text:list-item>
      </text:list>
      <text:p text:style-name="P3"/>
      <text:list xml:id="list152355212836350" text:continue-numbering="true" text:style-name="WWNum20">
        <text:list-item>
          <text:p text:style-name="P1"><text:span text:style-name="T6">També una captura dels valors de la opció ‘Documento predeterminado’ del </text:span><text:span text:style-name="T9">site</text:span><text:span text:style-name="T6">. </text:span><text:span text:style-name="T8">0,5 punts. </text:span></text:p>
        </text:list-item>
      </text:list>
      <text:p text:style-name="P4"/>
      <text:list xml:id="list152354053372410" text:continue-numbering="true" text:style-name="WWNum20">
        <text:list-item>
          <text:p text:style-name="P1"><text:span text:style-name="T6">Continuem i adjunteu una captura dels valors del directori virtual des de la seva ‘Configuración avanzada’. </text:span><text:span text:style-name="T8">0,5 punts.</text:span><text:span text:style-name="T6"> <text:s/></text:span></text:p>
        </text:list-item>
      </text:list>
      <text:p text:style-name="P11"><text:span text:style-name="T6">Ara tocarà fer les demostracions via navegador per veure que tot funciona correctament. </text:span></text:p>
      <text:list xml:id="list152354621895558" text:continue-numbering="true" text:style-name="WWNum20">
        <text:list-item>
          <text:p text:style-name="P1"><text:span text:style-name="T6">Primer de tot adjunteu una captura conforme es visualitza el contingut entrant per </text:span><text:a xlink:type="simple" xlink:href="http://www.XXX.edu" text:style-name="Internet_20_link" text:visited-style-name="Visited_20_Internet_20_Link"><text:span text:style-name="Internet_20_link"><text:span text:style-name="T6">http://www.XXX.edu</text:span></text:span></text:a><text:span text:style-name="T6">. </text:span><text:span text:style-name="T8">0,5 punts.</text:span><text:span text:style-name="T6"> </text:span></text:p>
        </text:list-item>
      </text:list>
      <text:p text:style-name="P4"/>
      <text:list xml:id="list152355691384792" text:continue-numbering="true" text:style-name="WWNum20">
        <text:list-item>
          <text:p text:style-name="P1"><text:span text:style-name="T6">I també una captura per tal de veure que el sistema de directori virtual funciona correctament</text:span><text:span text:style-name="T8">. 0,5 punts.</text:span><text:span text:style-name="T6"> </text:span></text:p>
        </text:list-item>
      </text:list>
      <text:p text:style-name="P11"><text:span text:style-name="T6">Ara seguim amb Apache tal com ho vam deixar al finalitzar l’etapa 1 del projecte, i començarem desactivant la part de </text:span><text:span text:style-name="T8">default-ssl</text:span><text:span text:style-name="T6">. La situació hauria de quedar amb Apache amb el mòdul SSL activat i el virtualhost de cognomnom.edu amb SSL de forma que si algú entrés per la IP, aquest </text:span><text:span text:style-name="T8">site</text:span><text:span text:style-name="T6"> faria de </text:span><text:span text:style-name="T8">default</text:span><text:span text:style-name="T6">. </text:span></text:p>
      <text:p text:style-name="P11"><text:span text:style-name="T6">El primer que voldrem fer és que cognomnom.edu també es pugui entrar pel port 80 i funcioni igual que quan ho fem pel 443, ja que si ara ho fem, es veu la pàgina per defecte d’Apache ja que hi fa </text:span><text:span text:style-name="T8">match</text:span><text:span text:style-name="T6"> el </text:span><text:span text:style-name="T8">000-default.conf</text:span><text:span text:style-name="T6">. </text:span></text:p>
      <text:p text:style-name="P11"><text:span text:style-name="T6">Per això ens caldrà replicar la configuració del </text:span><text:span text:style-name="T8">site</text:span><text:span text:style-name="T6"> que ara mateix funciona sota SSL pel 443 i que ho faci també pel 80. En aquest cas però, sense SSL. Com a consell o pista us diré que es poden crear dos fitxers .conf separats, o es poden afegir 2 configuracions de VirtualHost dins el mateix fitxer. Vull que ho feu d’aquesta segona manera, de forma que les configuracions de cognomnom.edu ‘visquin’ al mateix fitxer dins de </text:span><text:span text:style-name="T8">sites-available</text:span><text:span text:style-name="T6">. </text:span></text:p>
      <text:list xml:id="list152354215240111" text:continue-numbering="true" text:style-name="WWNum20">
        <text:list-item>
          <text:p text:style-name="P1"><text:span text:style-name="T6">Un cop fet, mostreu una captura conforme des del client amb el navegador es pot entrar a </text:span><text:a xlink:type="simple" xlink:href="http://www.cognomnom.edu" text:style-name="Internet_20_link" text:visited-style-name="Visited_20_Internet_20_Link"><text:span text:style-name="Internet_20_link"><text:span text:style-name="T6">http://www.cognomnom.edu</text:span></text:span></text:a><text:span text:style-name="T6"> i es visualitza l’execució del phpinfo(). <text:s/></text:span><text:span text:style-name="T8">0,5 punts.</text:span><text:span text:style-name="T6"> </text:span></text:p>
        </text:list-item>
      </text:list>
      <text:p text:style-name="P11"><text:span text:style-name="T6">Si tot ha anat correctament, acabeu de demostrar el funcionament del Virtualhosting a partir del sistema de noms, ja que pel mateix port 80, heu mostrat dues pàgines diferents extretes de dos fitxers de VirtualHost diferents segons el valor de la lectura de la capçalera Host del protocol HTTP/1.1. </text:span></text:p>
      <text:p text:style-name="P11"><text:span text:style-name="T6">Ara és el moment de fer servir els nostres certificats SSL autosignats. I per això, primer de tot caldrà que us creeu una CA. Aquesta entitat certificadora us servirà per després firmar els diferents certificats SSL que necessitareu al llarg del projecte, i s’ha de generar segons les següents dades: </text:span></text:p>
      <text:list xml:id="list965939672" text:style-name="WWNum29">
        <text:list-item>
          <text:p text:style-name="P7"><text:soft-page-break/><text:span text:style-name="T6">La CA ( el .crt i el .key) s’ha de dir: CA_XXX, on XXX son les vostres inicials. </text:span></text:p>
        </text:list-item>
        <text:list-item>
          <text:p text:style-name="P7"><text:span text:style-name="T6">Validesa: 100 dies</text:span></text:p>
        </text:list-item>
        <text:list-item>
          <text:p text:style-name="P7"><text:span text:style-name="T6">Country Name: ES </text:span></text:p>
        </text:list-item>
        <text:list-item>
          <text:p text:style-name="P7"><text:span text:style-name="T6">State or Province: Girona </text:span></text:p>
        </text:list-item>
        <text:list-item>
          <text:p text:style-name="P7"><text:span text:style-name="T6">Locality: Blanes </text:span></text:p>
        </text:list-item>
        <text:list-item>
          <text:p text:style-name="P7"><text:span text:style-name="T6">Organization Name: Institut SaPalomera </text:span></text:p>
        </text:list-item>
        <text:list-item>
          <text:p text:style-name="P7"><text:span text:style-name="T6">Organization Unit Name: M8ASIX2223 </text:span></text:p>
        </text:list-item>
        <text:list-item>
          <text:p text:style-name="P7"><text:span text:style-name="T6">Common Name: UF2-NF1-PR1-XXX, on XXX son les vostres inicials. </text:span></text:p>
        </text:list-item>
        <text:list-item>
          <text:p text:style-name="P8"><text:span text:style-name="T6">Email Address: </text:span><text:a xlink:type="simple" xlink:href="mailto:asix@sapalomera.cat" text:style-name="Default_20_Style" text:visited-style-name="Default_20_Style"><text:span text:style-name="T6">asix@sapalomera.cat</text:span></text:a><text:span text:style-name="T6">. <text:s/></text:span></text:p>
        </text:list-item>
      </text:list>
      <text:p text:style-name="P9"/>
      <text:list xml:id="list152355874038463" text:continue-list="list152354215240111" text:style-name="WWNum20">
        <text:list-item>
          <text:p text:style-name="P1"><text:span text:style-name="T6">Un cop creada, caldrà que, via consola, amb la corresponent comanda d’openssl, en mostreu una captura amb els valors del certificat de la CA generat. Amb els valors de les primeres 20 línies és suficient. </text:span><text:span text:style-name="T8">0,5 punts.</text:span><text:span text:style-name="T6"> </text:span></text:p>
        </text:list-item>
      </text:list>
      <text:p text:style-name="P11"><text:span text:style-name="T6">A partir d’aquesta CA, caldrà que creeu dos certificats autosignats per la CA. Un ha de servir per nomcognom.edu i l’altre ha de ser un </text:span><text:span text:style-name="T8">wildcard</text:span><text:span text:style-name="T6"> per cognomnom.edu. Per tant caldrà que genereu els dos fitxers CSR. Podeu mantenir les dades iguals que a la CA excepte l’email, que heu de posar el vostre, i el Common Name, que caldrà posar el que pertoqui en cada cas. Els noms dels .crt i .key han de ser nomcognom.crt/.key i cognomnom.crt/.key segons pertoqui. </text:span></text:p>
      <text:list xml:id="list152355862405350" text:continue-numbering="true" text:style-name="WWNum20">
        <text:list-item>
          <text:p text:style-name="P1"><text:span text:style-name="T6">Un cop hàgiu fet els dos CSR, mostreu una captura de pantalla amb els valors associats per cadascun d’ells. Amb els valors de les primeres 10 línies és suficient. </text:span><text:span text:style-name="T8">0,5 punts.</text:span><text:span text:style-name="T6"> </text:span></text:p>
        </text:list-item>
      </text:list>
      <text:p text:style-name="P11"><text:span text:style-name="T6">Recordeu però que això no son certificats. Son peticions perquè puguin ser firmats per una CA, en concret, la vostra. </text:span></text:p>
      <text:list xml:id="list152355406352447" text:continue-numbering="true" text:style-name="WWNum20">
        <text:list-item>
          <text:p text:style-name="P1"><text:span text:style-name="T6">Adjunteu doncs la captura que mostra les dues firmes dels fitxers CSR amb la vostra CA per una validesa de 100 dies. </text:span><text:span text:style-name="T8">0,5 punts</text:span><text:span text:style-name="T6">. </text:span></text:p>
        </text:list-item>
      </text:list>
      <text:p text:style-name="P11"><text:span text:style-name="T6">Finalment, faltarà verificar la informació directament del certificat, i per tant, del fitxer CRT en cada cas. </text:span></text:p>
      <text:list xml:id="list152353926652772" text:continue-numbering="true" text:style-name="WWNum20">
        <text:list-item>
          <text:p text:style-name="P1"><text:span text:style-name="T6">Adjunteu les captures que mostren les dades dels certificats ja firmats. Amb els valors de les primeres 15 línies és suficient. </text:span><text:span text:style-name="T8">1 punt</text:span><text:span text:style-name="T6">. </text:span></text:p>
        </text:list-item>
      </text:list>
      <text:p text:style-name="P11"><text:span text:style-name="T6">Ara que ja teniu els CRT “correctament” firmats podem seguir endavant, poseu els fitxers .key i .crt on toca segons el que hem parlat a l’exercici corresponent. </text:span></text:p>
      <text:p text:style-name="P11"><text:span text:style-name="T6">Un cop fet, els utilitzarem de la següent manera. Primer de tot, caldrà que creeu una configuració per poder entrar pel port 443 via HTTPs a nomcognom.edu, mantenint la del port 80 i que funcioni igual que la del port 80. El certificat SSL que haureu de posar serà el que heu generat fa un moment. </text:span></text:p>
      <text:p text:style-name="P11"><text:span text:style-name="T6">Pel que fa a cognomnom.edu, ja teníem una configuració SSL amb el certificat per defecte d’Apache, però ara caldrà que el substituïu pel vostre certificat </text:span><text:span text:style-name="T8">wildcard</text:span><text:span text:style-name="T6"> prèviament creat i autosignat. </text:span></text:p>
      <text:p text:style-name="P11"><text:soft-page-break/><text:span text:style-name="T6">No obstant, tal com hem vist a l’etapa 1, la negociació SSL va abans de la lectura de la capçalera de Host i no podem tenir els 2 SSL per la mateixa IP i port. </text:span></text:p>
      <text:p text:style-name="P11"><text:span text:style-name="T6">Així doncs, caldrà que, a nivell SSL, i per tant, HTTPs, el virtualhost de cognomnom.edu funcioni pel port 8888 enlloc del 443. </text:span></text:p>
      <text:list xml:id="list152355947607918" text:continue-numbering="true" text:style-name="WWNum20">
        <text:list-item>
          <text:p text:style-name="P1"><text:span text:style-name="T6">Adjunteu una captura conforme via navegador funciona correctament l’accés per </text:span><text:a xlink:type="simple" xlink:href="https://cognomnom.edu:8888" text:style-name="Internet_20_link" text:visited-style-name="Visited_20_Internet_20_Link"><text:span text:style-name="Internet_20_link"><text:span text:style-name="T6">https://cognomnom.edu:8888</text:span></text:span></text:a><text:span text:style-name="T6">. </text:span><text:span text:style-name="T8">0,5 punts</text:span><text:span text:style-name="T6">. </text:span></text:p>
        </text:list-item>
      </text:list>
      <text:p text:style-name="P11"><text:span text:style-name="T6">Ara treballarem una mica amb els mòduls, en concret, amb el d’info. Caldrà que l’activeu i el configureu per tal que només hi pugui accedir la vostra màquina client.</text:span></text:p>
      <text:list xml:id="list152355041700140" text:continue-numbering="true" text:style-name="WWNum20">
        <text:list-item>
          <text:p text:style-name="P1"><text:span text:style-name="T6">Per això caldrà que m’adjunteu:</text:span></text:p>
        </text:list-item>
      </text:list>
      <text:list xml:id="list16451680" text:style-name="WWNum31">
        <text:list-item>
          <text:p text:style-name="P2"><text:span text:style-name="T6">Captura de ‘apache2ctl -M | grep info’.</text:span></text:p>
        </text:list-item>
        <text:list-item>
          <text:p text:style-name="P2"><text:span text:style-name="T6">Captura de la IP de la vostra màquina client des de consola i que es vegi el hostname.</text:span></text:p>
        </text:list-item>
        <text:list-item>
          <text:p text:style-name="P2"><text:span text:style-name="T6">Captura de la configuració del mòdul info.</text:span></text:p>
        </text:list-item>
        <text:list-item>
          <text:p text:style-name="P2"><text:span text:style-name="T6">Captura via web conforme es pot accedir a la informació. </text:span></text:p>
        </text:list-item>
      </text:list>
      <text:p text:style-name="P16"><text:span text:style-name="T6">Tot això per un total de: </text:span><text:span text:style-name="T8">1 punt</text:span><text:span text:style-name="T6">. </text:span></text:p>
      <text:p text:style-name="P11"><text:span text:style-name="T6">Ara, per nomcognom.edu, creeu un directori dins el seu DocumentRoot que es digui ‘list’. Entreu al directori i llanceu la següent comanda: </text:span></text:p>
      <text:p text:style-name="P11"><text:span text:style-name="T7">for i in {1..9}; do touch file$i; done</text:span></text:p>
      <text:p text:style-name="P11"><text:span text:style-name="T6">Això us hauria de crear 10 fitxers que es diran file1, file2, ...., file9. Aneu via web a </text:span><text:a xlink:type="simple" xlink:href="http://nomcognom.edu/list/" text:style-name="Internet_20_link" text:visited-style-name="Visited_20_Internet_20_Link"><text:span text:style-name="Internet_20_link"><text:span text:style-name="T6">http://nomcognom.edu/list/</text:span></text:span></text:a><text:span text:style-name="T6"> i veureu que us apareix el llistat dels 10 fitxers. Canvieu la configuració del virtualhost per tal que, quan no troba cap dels fitxers de DirectoryIndex, però si que hi ha fitxers al directori, no es mostri pas el llistat i doni un error de tipus ‘Forbidden’, que és un error 403 si ho voleu mirar als logs. Això només ha de passar per la carpeta ‘list’. </text:span></text:p>
      <text:list xml:id="list152353994342587" text:continue-list="list152355041700140" text:style-name="WWNum20">
        <text:list-item>
          <text:p text:style-name="P1"><text:span text:style-name="T6">Adjunteu una captura conforme us apareix un Forbidden per </text:span><text:a xlink:type="simple" xlink:href="http://nomcognom.edu/list/" text:style-name="Internet_20_link" text:visited-style-name="Visited_20_Internet_20_Link"><text:span text:style-name="Internet_20_link"><text:span text:style-name="T6">http://nomcognom.edu/list/</text:span></text:span></text:a><text:span text:style-name="T6">. </text:span><text:span text:style-name="T8">0,25 punts</text:span><text:span text:style-name="T6">. </text:span></text:p>
        </text:list-item>
      </text:list>
      <text:p text:style-name="P11"><text:span text:style-name="T6">Finalment, per demostrar tota la feina feta al final de l’etapa 2 cal que adjunteu les captures dels següents fitxers:</text:span></text:p>
      <text:list xml:id="list152355190147795" text:continue-list="list16451680" text:style-name="WWNum31">
        <text:list-item>
          <text:p text:style-name="P2"><text:span text:style-name="T6">/etc/apache2/ports.conf.</text:span></text:p>
        </text:list-item>
        <text:list-item>
          <text:p text:style-name="P2"><text:span text:style-name="T6">/etc/apache2/sites-available/elsvostres2sites.conf </text:span></text:p>
        </text:list-item>
      </text:list>
      <text:p text:style-name="P10"/>
      <text:list xml:id="list152354894649410" text:continue-list="list152353994342587" text:style-name="WWNum20">
        <text:list-item>
          <text:p text:style-name="P1"><text:span text:style-name="T6">Aquestes darreres captures valen un total de </text:span><text:span text:style-name="T8">2,25 punts</text:span><text:span text:style-name="T6">.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alibri2" svg:font-family="Calibri"/>
    <style:font-face style:name="Calibri Light" svg:font-family="'Calibri Light'"/>
    <style:font-face style:name="Courier New" svg:font-family="'Courier New'"/>
    <style:font-face style:name="Calibri1" svg:font-family="Calibri" style:font-pitch="variable"/>
    <style:font-face style:name="Arial" svg:font-family="Arial" style:font-family-generic="roman" style:font-pitch="variable"/>
    <style:font-face style:name="Calibri" svg:font-family="Calibri" style:font-family-generic="roman" style:font-pitch="variable"/>
    <style:font-face style:name="Calibri Light1"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Calibri Light2" svg:font-family="'Calibri Ligh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ca" fo:country="ES" style:letter-kerning="false" style:font-name-asian="Calibri3"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ca" fo:country="ES"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Standard"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ca" style:country-asian="ES"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loext:opacity="100%" style:font-name="Calibri Light1"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apartat1" style:family="paragraph" style:parent-style-name="Standard" style:default-outline-level="" style:list-style-name="WWNum1">
      <style:paragraph-properties fo:margin-top="0.353cm" fo:margin-bottom="0.353cm" style:contextual-spacing="false" fo:line-height="115%" fo:hyphenation-ladder-count="no-limit" fo:padding-left="0cm" fo:padding-right="0cm" fo:padding-top="0cm" fo:padding-bottom="0.035cm" fo:border-left="none" fo:border-right="none" fo:border-top="none" fo:border-bottom="1.5pt solid #0000ff"/>
      <style:text-properties fo:text-transform="uppercase" fo:color="#0000ff" loext:opacity="100%" style:font-name="Arial" fo:font-family="Arial" style:font-family-generic="roman" style:font-pitch="variable" fo:language="en" fo:country="US" fo:font-weight="bold" style:font-name-asian="Times New Roman1" style:font-family-asian="'Times New Roman'" style:font-family-generic-asian="system" style:font-pitch-asian="variable" style:language-asian="zh" style:country-asian="CN" style:font-weight-asian="bold" style:font-name-complex="Arial1" style:font-family-complex="Arial" style:font-family-generic-complex="system" style:font-pitch-complex="variable" style:language-complex="en" style:country-complex="US" fo:hyphenate="fals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494cm" fo:margin-bottom="0.494cm" style:contextual-spacing="false" fo:line-height="100%" fo:hyphenation-ladder-count="no-limit"/>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heading"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abletext"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absection"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odytextl25bold"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odytext2"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parthead"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stephead"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substepalpha"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style:font-size-asian="12pt" style:font-name-complex="Calibri3" style:font-family-complex="Calibri" style:font-family-generic-complex="system" style:font-pitch-complex="variable" style:font-size-complex="12pt"/>
    </style:style>
    <style:style style:name="Default_20_Paragraph_20_Font" style:display-name="Default Paragraph Font" style:family="text"/>
    <style:style style:name="Capçalera_20_Car" style:display-name="Capçalera Car" style:family="text" style:parent-style-name="Default_20_Paragraph_20_Font"/>
    <style:style style:name="Peu_20_Car" style:display-name="Peu Car" style:family="text" style:parent-style-name="Default_20_Paragraph_20_Font"/>
    <style:style style:name="Text_20_de_20_globus_20_Car" style:display-name="Text de globu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ol_20_2_20_Car" style:display-name="Títol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ca" style:country-asian="ES"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ítol_20_3_20_Car" style:display-name="Títol 3 Car" style:family="text" style:parent-style-name="Default_20_Paragraph_20_Font">
      <style:text-properties fo:color="#1f4d78" loext:opacity="100%" style:font-name="Calibri Light1"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mw-headline" style:family="text" style:parent-style-name="Default_20_Paragraph_20_Font"/>
    <style:style style:name="apple-converted-space"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sian="Calibri3" style:font-family-asian="Calibri" style:font-family-generic-asian="system" style:font-pitch-asian="variable" style:font-name-complex="Calibri Light2" style:font-family-complex="'Calibri Light'"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asian="Calibri3" style:font-family-asian="Calibri" style:font-family-generic-asian="system" style:font-pitch-asian="variable" style:font-name-complex="Calibri Light2" style:font-family-complex="'Calibri Light'"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asian="Calibri3" style:font-family-asian="Calibri" style:font-family-generic-asian="system" style:font-pitch-asian="variable" style:font-name-complex="Calibri Light2" style:font-family-complex="'Calibri Light'"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asian="Calibri3" style:font-family-asian="Calibri" style:font-family-generic-asian="system" style:font-pitch-asian="variable" style:font-name-complex="Calibri Light2" style:font-family-complex="'Calibri Light'"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fo:font-style="italic" style:font-name-asian="Calibri3" style:font-family-asian="Calibri" style:font-family-generic-asian="system" style:font-pitch-asian="variable" style:font-style-asian="italic" style:font-name-complex="Calibri Light2" style:font-family-complex="'Calibri Light'"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asian="Calibri3" style:font-family-asian="Calibri" style:font-family-generic-asian="system" style:font-pitch-asian="variable" style:font-name-complex="Calibri Light2" style:font-family-complex="'Calibri Light'"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635cm" fo:margin-left="1.905cm"/>
        </style:list-level-properties>
        <style:text-properties style:font-name="Calibri Light"/>
      </text:list-level-style-bullet>
      <text:list-level-style-bullet text:level="2" text:style-name="ListLabel_20_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2.635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445cm"/>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255cm"/>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4" text:bullet-char="-">
        <style:list-level-properties text:list-level-position-and-space-mode="label-alignment">
          <style:list-level-label-alignment text:label-followed-by="listtab" fo:text-indent="-0.635cm" fo:margin-left="1.27cm"/>
        </style:list-level-properties>
        <style:text-properties style:font-name="Calibri Light"/>
      </text:list-level-style-bullet>
      <text:list-level-style-bullet text:level="2" text:style-name="ListLabel_20_1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1" text:bullet-char="-">
        <style:list-level-properties text:list-level-position-and-space-mode="label-alignment">
          <style:list-level-label-alignment text:label-followed-by="listtab" fo:text-indent="-0.635cm" fo:margin-left="1.27cm"/>
        </style:list-level-properties>
        <style:text-properties style:font-name="Calibri Light"/>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5" text:bullet-char="-">
        <style:list-level-properties text:list-level-position-and-space-mode="label-alignment">
          <style:list-level-label-alignment text:label-followed-by="listtab" fo:text-indent="-0.635cm" fo:margin-left="1.27cm"/>
        </style:list-level-properties>
        <style:text-properties style:font-name="Calibri Light"/>
      </text:list-level-style-bullet>
      <text:list-level-style-bullet text:level="2" text:style-name="ListLabel_20_2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9" text:bullet-char="-">
        <style:list-level-properties text:list-level-position-and-space-mode="label-alignment">
          <style:list-level-label-alignment text:label-followed-by="listtab" fo:text-indent="-0.635cm" fo:margin-left="1.905cm"/>
        </style:list-level-properties>
        <style:text-properties style:font-name="Calibri Light"/>
      </text:list-level-style-bullet>
      <text:list-level-style-bullet text:level="2" text:style-name="ListLabel_20_30"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39" text:bullet-char="-">
        <style:list-level-properties text:list-level-position-and-space-mode="label-alignment">
          <style:list-level-label-alignment text:label-followed-by="listtab" fo:text-indent="-0.635cm" fo:margin-left="1.905cm"/>
        </style:list-level-properties>
        <style:text-properties style:font-name="Calibri Light"/>
      </text:list-level-style-bullet>
      <text:list-level-style-bullet text:level="2" text:style-name="ListLabel_20_40"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41"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2"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ffffff" draw:opacity="0%"/>
      <style:paragraph-properties fo:text-align="start"/>
      <style:text-properties fo:font-size="11pt"/>
    </style:style>
    <style:style style:name="MP2" style:family="paragraph">
      <style:paragraph-properties fo:margin-top="0cm" fo:margin-bottom="0cm" fo:line-height="100%" fo:text-align="end"/>
      <style:text-properties fo:font-size="11pt"/>
    </style:style>
    <style:style style:name="MP3" style:family="paragraph">
      <loext:graphic-properties draw:fill="none"/>
      <style:paragraph-properties fo:margin-top="0cm" fo:margin-bottom="0cm" fo:line-height="100%" fo:text-align="end"/>
      <style:text-properties fo:font-size="11pt"/>
    </style:style>
    <style:style style:name="MT1" style:family="text">
      <style:text-properties fo:text-transform="uppercase" fo:color="#5b9bd5" loext:opacity="100%" style:text-line-through-style="none" style:text-line-through-type="none" style:text-position="0% 100%" style:font-name="Calibri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 style:family="text">
      <style:text-properties fo:text-transform="uppercase" fo:color="#808080" loext:opacity="100%" style:text-line-through-style="none" style:text-line-through-type="none" style:text-position="0% 100%" style:font-name="Calibri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font-variant="normal" fo:text-transform="none" fo:color="#808080" loext:opacity="100%" style:text-line-through-style="none" style:text-line-through-type="none" style:text-position="0% 100%" style:font-name="Calibri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gr1" style:family="graphic">
      <style:graphic-properties fo:margin-left="0cm" fo:margin-right="0cm" fo:margin-top="0cm" fo:margin-bottom="0cm" style:run-through="background" style:wrap="run-through" style:number-wrapped-paragraphs="no-limit" style:vertical-pos="middle" loext:vertical-rel="page-content-bottom" style:horizontal-pos="right" style:horizontal-rel="page" draw:wrap-influence-on-position="once-concurrent" loext:allow-overlap="true" style:flow-with-text="false"/>
    </style:style>
    <style:style style:name="Mgr2" style:family="graphic">
      <style:graphic-properties draw:stroke="none" svg:stroke-width="0.035cm" draw:stroke-linejoin="miter" svg:stroke-linecap="butt" draw:fill="solid" draw:fill-color="#ffffff" draw:opacity="0%" draw:textarea-vertical-align="middle" draw:auto-grow-height="false" draw:fit-to-size="false" style:shrink-to-fit="false" fo:min-height="0.51cm" fo:min-width="16.004cm" fo:padding-top="0.127cm" fo:padding-bottom="0.127cm" fo:padding-left="0.254cm" fo:padding-right="0.254cm" fo:wrap-option="wrap" style:run-through="background"/>
      <style:paragraph-properties style:writing-mode="lr-tb"/>
    </style:style>
    <style:style style:name="Mgr3" style:family="graphic">
      <style:graphic-properties draw:stroke="none" svg:stroke-width="0.018cm" draw:fill="none" draw:textarea-vertical-align="top" draw:auto-grow-height="true" draw:fit-to-size="false" style:shrink-to-fit="false" fo:min-height="0cm" fo:min-width="0cm" fo:padding-top="0.127cm" fo:padding-bottom="0.127cm" fo:padding-left="0cm" fo:padding-right="0cm" fo:wrap-option="wrap" style:run-through="background"/>
      <style:paragraph-properties style:writing-mode="lr-tb"/>
    </style:style>
    <style:page-layout style:name="Mpm1">
      <style:page-layout-properties fo:page-width="21.001cm" fo:page-height="29.7cm" style:num-format="1" style:print-orientation="portrait" fo:margin-top="1.7cm" fo:margin-bottom="1cm" fo:margin-left="2.3cm" fo:margin-right="2.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cm" fo:margin-left="0cm" fo:margin-right="0cm" fo:margin-top="0.6cm" style:dynamic-spacing="true"/>
      </style:footer-style>
    </style:page-layout>
  </office:automatic-styles>
  <office:master-styles>
    <style:master-page style:name="Standard" style:page-layout-name="Mpm1">
      <style:footer>
        <text:p text:style-name="Footer"><draw:g text:anchor-type="paragraph" draw:z-index="3" draw:name="Group 164" draw:style-name="Mgr1"><draw:custom-shape draw:name="Rectangle 165" draw:style-name="Mgr2" draw:text-style-name="MP1" svg:width="16.511cm" svg:height="0.763cm" svg:x="4.489cm" svg:y="-0.38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66" draw:style-name="Mgr3" draw:text-style-name="MP3" svg:width="16.511cm" svg:height="0.668cm" svg:x="3.854cm" svg:y="-0.355cm"><text:p text:style-name="MP2"><text:span text:style-name="MT1">ASIX – M8 – SXI</text:span><text:span text:style-name="MT2"> | IES SA PALOMERA | CURS 22-23</text:span><text:span text:style-name="MT3"> <text:s text:c="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SIX – M8 – SXI</dc:title>
    <meta:initial-creator>David</meta:initial-creator>
    <dc:creator>David Bancells</dc:creator>
    <meta:editing-cycles>964</meta:editing-cycles>
    <meta:print-date>2022-09-29T11:46:00</meta:print-date>
    <meta:creation-date>2019-09-24T06:15:00</meta:creation-date>
    <dc:date>2022-11-16T01:11:00</dc:date>
    <meta:editing-duration>P1DT3H48M</meta:editing-duration>
    <meta:generator>LibreOffice/7.0.4.2$Linux_X86_64 LibreOffice_project/00$Build-2</meta:generator>
    <meta:document-statistic meta:table-count="0" meta:image-count="0" meta:object-count="0" meta:page-count="4" meta:paragraph-count="68" meta:word-count="1530" meta:character-count="8868" meta:non-whitespace-character-count="7380"/>
    <meta:user-defined meta:name="AppVersion">16.0000</meta:user-defined>
    <meta:template xlink:type="simple" xlink:actuate="onRequest" xlink:title="Normal.dotm" xlink:href=""/>
  </office:meta>
</office:document-meta>
</file>